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irst-page-title" style:family="table" style:master-page-name="First_20_Page">
      <style:table-properties style:width="17cm" style:page-number="auto" table:align="margins"/>
    </style:style>
    <style:style style:name="first-page-title.A" style:family="table-column">
      <style:table-column-properties style:column-width="17cm" style:rel-column-width="65535*"/>
    </style:style>
    <style:style style:name="first-page-title.A1" style:family="table-cell">
      <style:table-cell-properties fo:padding="0.097cm" fo:border="none"/>
    </style:style>
    <style:style style:name="Table-workers-register" style:family="table">
      <style:table-properties style:width="17cm" table:align="margins"/>
    </style:style>
    <style:style style:name="Table-workers-register.A" style:family="table-column">
      <style:table-column-properties style:column-width="4.089cm" style:rel-column-width="15761*"/>
    </style:style>
    <style:style style:name="Table-workers-register.B" style:family="table-column">
      <style:table-column-properties style:column-width="1.715cm" style:rel-column-width="6609*"/>
    </style:style>
    <style:style style:name="Table-workers-register.C" style:family="table-column">
      <style:table-column-properties style:column-width="3.988cm" style:rel-column-width="15374*"/>
    </style:style>
    <style:style style:name="Table-workers-register.D" style:family="table-column">
      <style:table-column-properties style:column-width="1.713cm" style:rel-column-width="6602*"/>
    </style:style>
    <style:style style:name="Table-workers-register.E" style:family="table-column">
      <style:table-column-properties style:column-width="3.801cm" style:rel-column-width="14653*"/>
    </style:style>
    <style:style style:name="Table-workers-register.F" style:family="table-column">
      <style:table-column-properties style:column-width="1.695cm" style:rel-column-width="6536*"/>
    </style:style>
    <style:style style:name="Table-workers-register.A1" style:family="table-cell">
      <style:table-cell-properties style:vertical-align="middle" fo:padding="0.101cm" fo:border-left="0.05pt solid #666666" fo:border-right="none" fo:border-top="0.05pt solid #666666" fo:border-bottom="0.05pt solid #666666"/>
    </style:style>
    <style:style style:name="Table-workers-register.B1" style:family="table-cell">
      <style:table-cell-properties style:vertical-align="middle" fo:padding="0.101cm" fo:border="0.05pt solid #666666"/>
    </style:style>
    <style:style style:name="Table-workers-register.C1" style:family="table-cell">
      <style:table-cell-properties style:vertical-align="middle" fo:padding="0.101cm" fo:border-left="none" fo:border-right="none" fo:border-top="0.05pt solid #666666" fo:border-bottom="0.05pt solid #666666"/>
    </style:style>
    <style:style style:name="Table-workers-register.A2" style:family="table-cell">
      <style:table-cell-properties fo:padding="0.101cm" fo:border-left="0.05pt solid #666666" fo:border-right="none" fo:border-top="none" fo:border-bottom="0.05pt solid #666666"/>
    </style:style>
    <style:style style:name="Table-workers-register.B2" style:family="table-cell">
      <style:table-cell-properties fo:padding="0.101cm" fo:border-left="0.05pt solid #666666" fo:border-right="0.05pt solid #666666" fo:border-top="none" fo:border-bottom="0.05pt solid #666666"/>
    </style:style>
    <style:style style:name="Table-workers-register.C2" style:family="table-cell">
      <style:table-cell-properties fo:padding="0.101cm" fo:border-left="none" fo:border-right="none" fo:border-top="none" fo:border-bottom="0.05pt solid #666666"/>
    </style:style>
    <style:style style:name="Table-workers-register.D2" style:family="table-cell">
      <style:table-cell-properties fo:padding="0.101cm" fo:border-left="0.05pt solid #666666" fo:border-right="0.05pt solid #666666" fo:border-top="none" fo:border-bottom="0.05pt solid #666666"/>
    </style:style>
    <style:style style:name="Table-workers-register.E2" style:family="table-cell">
      <style:table-cell-properties fo:padding="0.101cm" fo:border-left="none" fo:border-right="none" fo:border-top="none" fo:border-bottom="0.05pt solid #666666"/>
    </style:style>
    <style:style style:name="Table-workers-register.F2" style:family="table-cell">
      <style:table-cell-properties fo:padding="0.101cm" fo:border-left="0.05pt solid #666666" fo:border-right="0.05pt solid #666666" fo:border-top="none" fo:border-bottom="0.05pt solid #666666"/>
    </style:style>
    <style:style style:name="Table-worker-header" style:family="table">
      <style:table-properties style:width="19.001cm" table:align="margins"/>
    </style:style>
    <style:style style:name="Table-worker-header.A" style:family="table-column">
      <style:table-column-properties style:column-width="9.5cm" style:rel-column-width="32767*"/>
    </style:style>
    <style:style style:name="Table-worker-header.B" style:family="table-column">
      <style:table-column-properties style:column-width="9.5cm" style:rel-column-width="32768*"/>
    </style:style>
    <style:style style:name="Table-worker-header.A1" style:family="table-cell">
      <style:table-cell-properties fo:padding="0.097cm" fo:border-left="none" fo:border-right="none" fo:border-top="none" fo:border-bottom="0.05pt solid #21409a"/>
    </style:style>
    <style:style style:name="Table-worker" style:family="table">
      <style:table-properties style:width="19.001cm" table:align="margins"/>
    </style:style>
    <style:style style:name="Table-worker.A" style:family="table-column">
      <style:table-column-properties style:column-width="1.9cm" style:rel-column-width="6552*"/>
    </style:style>
    <style:style style:name="Table-worker.F" style:family="table-column">
      <style:table-column-properties style:column-width="4.75cm" style:rel-column-width="16383*"/>
    </style:style>
    <style:style style:name="Table-worker.G" style:family="table-column">
      <style:table-column-properties style:column-width="4.752cm" style:rel-column-width="16392*"/>
    </style:style>
    <style:style style:name="Table-worker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-worker.G1" style:family="table-cell">
      <style:table-cell-properties style:vertical-align="middle" fo:padding="0.097cm" fo:border="0.05pt solid #666666"/>
    </style:style>
    <style:style style:name="Table-worker.A2" style:family="table-cell">
      <style:table-cell-properties style:vertical-align="middle" fo:padding="0.097cm" fo:border-left="none" fo:border-right="none" fo:border-top="none" fo:border-bottom="0.05pt solid #666666"/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.898cm" style:rel-column-width="6546*"/>
    </style:style>
    <style:style style:name="Table1.B" style:family="table-column">
      <style:table-column-properties style:column-width="1.9cm" style:rel-column-width="6552*"/>
    </style:style>
    <style:style style:name="Table1.F" style:family="table-column">
      <style:table-column-properties style:column-width="2.198cm" style:rel-column-width="7580*"/>
    </style:style>
    <style:style style:name="Table1.G" style:family="table-column">
      <style:table-column-properties style:column-width="2.611cm" style:rel-column-width="9004*"/>
    </style:style>
    <style:style style:name="Table1.H" style:family="table-column">
      <style:table-column-properties style:column-width="0.891cm" style:rel-column-width="3072*"/>
    </style:style>
    <style:style style:name="Table1.I" style:family="table-column">
      <style:table-column-properties style:column-width="1.901cm" style:rel-column-width="6558*"/>
    </style:style>
    <style:style style:name="Table1.J" style:family="table-column">
      <style:table-column-properties style:column-width="1.903cm" style:rel-column-width="6567*"/>
    </style:style>
    <style:style style:name="Table1.A1" style:family="table-cell">
      <style:table-cell-properties style:vertical-align="middle" fo:padding="0.097cm" fo:border="none"/>
    </style:style>
    <style:style style:name="P1" style:family="paragraph" style:parent-style-name="Table_20_Heading">
      <style:text-properties style:font-name="Lato" fo:font-size="10pt" officeooo:rsid="00a872b4" officeooo:paragraph-rsid="00a872b4" style:font-size-asian="10pt" style:font-size-complex="10pt"/>
    </style:style>
    <style:style style:name="P2" style:family="paragraph" style:parent-style-name="Table_20_Heading">
      <style:text-properties style:font-name="Lato" fo:font-size="10pt" officeooo:rsid="00a91fbc" officeooo:paragraph-rsid="00a91fbc" style:font-size-asian="10pt" style:font-size-complex="10pt"/>
    </style:style>
    <style:style style:name="P3" style:family="paragraph" style:parent-style-name="Table_20_Heading">
      <style:paragraph-properties fo:text-align="center" style:justify-single-word="false"/>
      <style:text-properties style:font-name="Lato" fo:font-size="9pt" officeooo:rsid="008ca1c8" officeooo:paragraph-rsid="008ca1c8" style:font-size-asian="9pt" style:font-size-complex="9pt"/>
    </style:style>
    <style:style style:name="P4" style:family="paragraph" style:parent-style-name="Table_20_Contents">
      <style:text-properties style:font-name="Lato" fo:font-size="6pt" style:font-size-asian="6pt" style:font-size-complex="6pt"/>
    </style:style>
    <style:style style:name="P5" style:family="paragraph" style:parent-style-name="Table_20_Contents">
      <style:text-properties style:font-name="Lato" fo:font-size="6pt" officeooo:rsid="00a872b4" officeooo:paragraph-rsid="00a872b4" style:font-size-asian="6pt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Lato" fo:font-size="6pt" officeooo:rsid="00a872b4" officeooo:paragraph-rsid="00a872b4" style:font-size-asian="6pt" style:font-size-complex="6pt"/>
    </style:style>
    <style:style style:name="P7" style:family="paragraph" style:parent-style-name="Table_20_Contents">
      <style:text-properties style:font-name="Lato" fo:font-size="6pt" officeooo:rsid="00a91fbc" officeooo:paragraph-rsid="00a91fbc" style:font-size-asian="6pt" style:font-size-complex="6pt"/>
    </style:style>
    <style:style style:name="P8" style:family="paragraph" style:parent-style-name="Table_20_Contents">
      <style:paragraph-properties fo:text-align="end" style:justify-single-word="false"/>
      <style:text-properties style:font-name="Lato" fo:font-size="6pt" officeooo:rsid="00a91fbc" officeooo:paragraph-rsid="00a91fbc" style:font-size-asian="6pt" style:font-size-complex="6pt"/>
    </style:style>
    <style:style style:name="P9" style:family="paragraph" style:parent-style-name="Table_20_Contents">
      <style:paragraph-properties fo:text-align="start" style:justify-single-word="false"/>
      <style:text-properties style:font-name="Lato" fo:font-size="6pt" officeooo:rsid="00a91fbc" officeooo:paragraph-rsid="00a91fbc" style:font-size-asian="6pt" style:font-size-complex="6pt"/>
    </style:style>
    <style:style style:name="P10" style:family="paragraph" style:parent-style-name="Table_20_Contents">
      <style:paragraph-properties fo:text-align="center" style:justify-single-word="false"/>
      <style:text-properties style:font-name="Lato" fo:font-size="6pt" officeooo:rsid="00871b26" officeooo:paragraph-rsid="009ab5e5" style:font-size-asian="6pt" style:font-size-complex="6pt"/>
    </style:style>
    <style:style style:name="P11" style:family="paragraph" style:parent-style-name="Table_20_Contents">
      <style:text-properties style:font-name="Lato" fo:font-size="10pt" officeooo:rsid="00808bc2" officeooo:paragraph-rsid="00808bc2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Lato" fo:font-size="10pt" officeooo:rsid="00808bc2" officeooo:paragraph-rsid="00808bc2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Lato" fo:font-size="10pt" officeooo:rsid="00a7a3f6" officeooo:paragraph-rsid="00a7a3f6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Lato" officeooo:paragraph-rsid="007f670c"/>
    </style:style>
    <style:style style:name="P15" style:family="paragraph" style:parent-style-name="Table_20_Contents">
      <style:paragraph-properties fo:text-align="start" style:justify-single-word="false"/>
      <style:text-properties style:font-name="Lato" fo:font-size="8pt" officeooo:rsid="008ca1c8" officeooo:paragraph-rsid="008ca1c8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Lato" fo:font-size="8pt" officeooo:rsid="008f3327" officeooo:paragraph-rsid="008f3327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Lato" fo:font-size="8pt" officeooo:rsid="00871b26" officeooo:paragraph-rsid="00a65030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Lato" fo:font-size="8pt" officeooo:rsid="0087ebc4" officeooo:paragraph-rsid="00a65030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Lato" fo:font-size="8pt" officeooo:rsid="00883efd" officeooo:paragraph-rsid="00a6ebce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Lato" fo:font-size="8pt" fo:font-weight="normal" officeooo:rsid="0087ebc4" officeooo:paragraph-rsid="00a65030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Lato" fo:font-size="8pt" fo:font-weight="bold" officeooo:rsid="00871b26" officeooo:paragraph-rsid="00a65030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Lato" fo:font-size="8pt" fo:font-weight="bold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Lato" fo:font-size="8pt" fo:font-weight="bold" officeooo:rsid="00a758fe" officeooo:paragraph-rsid="00a758fe" style:font-size-asian="8pt" style:font-weight-asian="bold" style:font-size-complex="8pt" style:font-weight-complex="bold"/>
    </style:style>
    <style:style style:name="P24" style:family="paragraph" style:parent-style-name="Table_20_Contents">
      <style:text-properties fo:color="#21409a" style:font-name="Lato" officeooo:rsid="00a0e872" officeooo:paragraph-rsid="00a0e872"/>
    </style:style>
    <style:style style:name="P25" style:family="paragraph" style:parent-style-name="Table_20_Contents">
      <style:paragraph-properties fo:text-align="end" style:justify-single-word="false"/>
      <style:text-properties fo:color="#21409a" style:font-name="Lato" officeooo:rsid="00a0e872" officeooo:paragraph-rsid="00a0e872"/>
    </style:style>
    <style:style style:name="P26" style:family="paragraph" style:parent-style-name="Table_20_Contents">
      <style:paragraph-properties fo:text-align="center" style:justify-single-word="false"/>
      <style:text-properties fo:color="#000000" style:font-name="Lato" fo:font-size="20pt" fo:font-weight="bold" officeooo:rsid="007bb0f8" officeooo:paragraph-rsid="007bb0f8" style:font-size-asian="17.5pt" style:font-weight-asian="bold" style:font-size-complex="2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000000" style:font-name="Lato" fo:font-size="12pt" fo:font-weight="normal" officeooo:rsid="007c5f1b" officeooo:paragraph-rsid="007c5f1b" style:font-size-asian="10.5pt" style:font-weight-asian="normal" style:font-size-complex="12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color="#000000" style:font-name="Lato" fo:font-size="9pt" fo:font-weight="bold" officeooo:rsid="007bb0f8" officeooo:paragraph-rsid="007bb0f8" style:font-size-asian="7.84999990463257pt" style:font-weight-asian="bold" style:font-size-complex="9pt" style:font-weight-complex="bold"/>
    </style:style>
    <style:style style:name="P29" style:family="paragraph" style:parent-style-name="Standard">
      <style:text-properties officeooo:paragraph-rsid="007f670c"/>
    </style:style>
    <style:style style:name="P30" style:family="paragraph" style:parent-style-name="Standard">
      <style:paragraph-properties fo:text-align="center" style:justify-single-word="false"/>
      <style:text-properties style:font-name="Lato" officeooo:rsid="0074f778" officeooo:paragraph-rsid="0074f778"/>
    </style:style>
    <style:style style:name="P31" style:family="paragraph" style:parent-style-name="Standard">
      <style:paragraph-properties fo:text-align="center" style:justify-single-word="false"/>
      <style:text-properties style:font-name="Lato" fo:font-weight="bold" officeooo:rsid="00947238" officeooo:paragraph-rsid="00947238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officeooo:paragraph-rsid="0074f778"/>
    </style:style>
    <style:style style:name="P33" style:family="paragraph" style:parent-style-name="Standard">
      <style:text-properties officeooo:paragraph-rsid="009ab5e5"/>
    </style:style>
    <style:style style:name="P34" style:family="paragraph" style:parent-style-name="Standard">
      <style:paragraph-properties fo:text-align="center" style:justify-single-word="false" fo:break-before="page"/>
      <style:text-properties officeooo:paragraph-rsid="0074f778"/>
    </style:style>
    <style:style style:name="P35" style:family="paragraph" style:parent-style-name="Standard">
      <style:paragraph-properties fo:break-before="page"/>
      <style:text-properties officeooo:paragraph-rsid="00a65030"/>
    </style:style>
    <style:style style:name="P36" style:family="paragraph" style:parent-style-name="Table_20_Contents">
      <style:paragraph-properties fo:text-align="start" style:justify-single-word="false"/>
      <style:text-properties fo:color="#21409a" style:font-name="Lato" fo:font-size="12pt" officeooo:rsid="00aa45c0" officeooo:paragraph-rsid="00aa45c0" style:font-size-asian="10.5pt" style:font-size-complex="12pt"/>
    </style:style>
    <style:style style:name="T1" style:family="text">
      <style:text-properties officeooo:rsid="00a91fbc"/>
    </style:style>
    <style:style style:name="T2" style:family="text">
      <style:text-properties officeooo:rsid="0087ebc4"/>
    </style:style>
    <style:style style:name="T3" style:family="text">
      <style:text-properties officeooo:rsid="00a7bdb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first-page-title" table:style-name="first-page-title">
        <table:table-column table:style-name="first-page-title.A"/>
        <table:table-row>
          <table:table-cell table:style-name="first-page-title.A1" office:value-type="string">
            <text:p text:style-name="P26">[COMPANY_NAME]</text:p>
          </table:table-cell>
        </table:table-row>
        <table:table-row>
          <table:table-cell table:style-name="first-page-title.A1" office:value-type="string">
            <text:p text:style-name="P28"/>
          </table:table-cell>
        </table:table-row>
        <table:table-row>
          <table:table-cell table:style-name="first-page-title.A1" office:value-type="string">
            <text:p text:style-name="P27">[COMPANY_ADDRESS]</text:p>
          </table:table-cell>
        </table:table-row>
      </table:table>
      <text:p text:style-name="P30"/>
      <text:p text:style-name="P31">Opérateurs Campagne [CAMPAIGN_NAME]</text:p>
      <text:p text:style-name="P30"/>
      <table:table table:name="Table-workers-register" table:style-name="Table-workers-register">
        <table:table-column table:style-name="Table-workers-register.A"/>
        <table:table-column table:style-name="Table-workers-register.B"/>
        <table:table-column table:style-name="Table-workers-register.C"/>
        <table:table-column table:style-name="Table-workers-register.D"/>
        <table:table-column table:style-name="Table-workers-register.E"/>
        <table:table-column table:style-name="Table-workers-register.F"/>
        <table:table-header-rows>
          <table:table-row>
            <table:table-cell table:style-name="Table-workers-register.A1" office:value-type="string">
              <text:p text:style-name="P3">Nom</text:p>
            </table:table-cell>
            <table:table-cell table:style-name="Table-workers-register.B1" office:value-type="string">
              <text:p text:style-name="P3">A travaillé</text:p>
            </table:table-cell>
            <table:table-cell table:style-name="Table-workers-register.C1" office:value-type="string">
              <text:p text:style-name="P3">Nom</text:p>
            </table:table-cell>
            <table:table-cell table:style-name="Table-workers-register.B1" office:value-type="string">
              <text:p text:style-name="P3">A travaillé</text:p>
            </table:table-cell>
            <table:table-cell table:style-name="Table-workers-register.C1" office:value-type="string">
              <text:p text:style-name="P3">Nom</text:p>
            </table:table-cell>
            <table:table-cell table:style-name="Table-workers-register.B1" office:value-type="string">
              <text:p text:style-name="P3">A travaillé</text:p>
            </table:table-cell>
          </table:table-row>
        </table:table-header-rows>
        <table:table-row>
          <table:table-cell table:style-name="Table-workers-register.A2" office:value-type="string">
            <text:p text:style-name="P15">[COL_1]</text:p>
          </table:table-cell>
          <table:table-cell table:style-name="Table-workers-register.B2" office:value-type="string">
            <text:p text:style-name="P16">[MARK_1]</text:p>
          </table:table-cell>
          <table:table-cell table:style-name="Table-workers-register.C2" office:value-type="string">
            <text:p text:style-name="P15">[COL_2]</text:p>
          </table:table-cell>
          <table:table-cell table:style-name="Table-workers-register.D2" office:value-type="string">
            <text:p text:style-name="P16">[MARK_2]</text:p>
          </table:table-cell>
          <table:table-cell table:style-name="Table-workers-register.E2" office:value-type="string">
            <text:p text:style-name="P15">[COL_3]</text:p>
          </table:table-cell>
          <table:table-cell table:style-name="Table-workers-register.F2" office:value-type="string">
            <text:p text:style-name="P16">[MARK_3]</text:p>
          </table:table-cell>
        </table:table-row>
      </table:table>
      <text:p text:style-name="P32"/>
      <text:p text:style-name="P34"/>
      <text:section text:style-name="Sect1" text:name="Section-workers">
        <table:table table:name="Table-worker-header" table:style-name="Table-worker-header">
          <table:table-column table:style-name="Table-worker-header.A"/>
          <table:table-column table:style-name="Table-worker-header.B"/>
          <table:table-row>
            <table:table-cell table:style-name="Table-worker-header.A1" office:value-type="string">
              <text:p text:style-name="P24">[WORKER_NAME]</text:p>
            </table:table-cell>
            <table:table-cell table:style-name="Table-worker-header.A1" office:value-type="string">
              <text:p text:style-name="P25">[MONTH]</text:p>
            </table:table-cell>
          </table:table-row>
        </table:table>
        <text:p text:style-name="P33"/>
        <table:table table:name="Table-worker" table:style-name="Table-worker">
          <table:table-column table:style-name="Table-worker.A" table:number-columns-repeated="5"/>
          <table:table-column table:style-name="Table-worker.F"/>
          <table:table-column table:style-name="Table-worker.G"/>
          <table:table-header-rows>
            <table:table-row>
              <table:table-cell table:style-name="Table-worker.A1" office:value-type="string">
                <text:p text:style-name="P22">Jours</text:p>
              </table:table-cell>
              <table:table-cell table:style-name="Table-worker.A1" office:value-type="string">
                <text:p text:style-name="P22">Date de début</text:p>
              </table:table-cell>
              <table:table-cell table:style-name="Table-worker.A1" office:value-type="string">
                <text:p text:style-name="P22">Date de fin</text:p>
              </table:table-cell>
              <table:table-cell table:style-name="Table-worker.A1" office:value-type="string">
                <text:p text:style-name="P22">Durée</text:p>
              </table:table-cell>
              <table:table-cell table:style-name="Table-worker.A1" office:value-type="string">
                <text:p text:style-name="P22">Nb. jours</text:p>
              </table:table-cell>
              <table:table-cell table:style-name="Table-worker.A1" office:value-type="string">
                <text:p text:style-name="P22">Balance</text:p>
              </table:table-cell>
              <table:table-cell table:style-name="Table-worker.G1" office:value-type="string">
                <text:p text:style-name="P22">Informations</text:p>
              </table:table-cell>
            </table:table-row>
          </table:table-header-rows>
          <table:table-row>
            <table:table-cell table:style-name="Table-worker.A2" office:value-type="string">
              <text:p text:style-name="P10">[DAY]</text:p>
            </table:table-cell>
            <table:table-cell table:style-name="Table-worker.A2" office:value-type="string">
              <text:p text:style-name="P10">[STARTED_AT]</text:p>
            </table:table-cell>
            <table:table-cell table:style-name="Table-worker.A2" office:value-type="string">
              <text:p text:style-name="P10">[STOPPED_AT]</text:p>
            </table:table-cell>
            <table:table-cell table:style-name="Table-worker.A2" office:value-type="string">
              <text:p text:style-name="P10">[DURATION]</text:p>
            </table:table-cell>
            <table:table-cell table:style-name="Table-worker.A2" office:value-type="string">
              <text:p text:style-name="P10">[NUMBER_OF_DAYS]</text:p>
            </table:table-cell>
            <table:table-cell table:style-name="Table-worker.A2" office:value-type="string">
              <text:p text:style-name="P10">[BALANCE]</text:p>
            </table:table-cell>
            <table:table-cell table:style-name="Table-worker.A2" office:value-type="string">
              <text:p text:style-name="P10">[INTERVENTION_NAME]</text:p>
            </table:table-cell>
          </table:table-row>
        </table:table>
        <text:p text:style-name="P33"/>
        <table:table table:name="Table1" table:style-name="Table1">
          <table:table-column table:style-name="Table1.A"/>
          <table:table-column table:style-name="Table1.B" table:number-columns-repeated="4"/>
          <table:table-column table:style-name="Table1.F"/>
          <table:table-column table:style-name="Table1.G"/>
          <table:table-column table:style-name="Table1.H"/>
          <table:table-column table:style-name="Table1.I"/>
          <table:table-column table:style-name="Table1.J"/>
          <table:table-header-rows>
            <table:table-row>
              <table:table-cell table:style-name="Table1.A1" office:value-type="string">
                <text:p text:style-name="P20"/>
              </table:table-cell>
              <table:table-cell table:style-name="Table1.A1" office:value-type="string">
                <text:p text:style-name="P17"/>
              </table:table-cell>
              <table:table-cell table:style-name="Table1.A1" office:value-type="string">
                <text:p text:style-name="P21">T<text:span text:style-name="T2">otal :</text:span> </text:p>
              </table:table-cell>
              <table:table-cell table:style-name="Table1.A1" office:value-type="string">
                <text:p text:style-name="P18">[TOTAL_DURATION] <text:span text:style-name="T3">H</text:span></text:p>
              </table:table-cell>
              <table:table-cell table:style-name="Table1.A1" office:value-type="string">
                <text:p text:style-name="P21"/>
              </table:table-cell>
              <table:table-cell table:style-name="Table1.A1" office:value-type="string">
                <text:p text:style-name="P23">Balance totale :</text:p>
              </table:table-cell>
              <table:table-cell table:style-name="Table1.A1" office:value-type="string">
                <text:p text:style-name="P19">[TOTAL_BALANCE] <text:span text:style-name="T3">H</text:span></text:p>
              </table:table-cell>
              <table:table-cell table:style-name="Table1.A1" office:value-type="string">
                <text:p text:style-name="P17"/>
              </table:table-cell>
              <table:table-cell table:style-name="Table1.A1" office:value-type="string">
                <text:p text:style-name="P17"/>
              </table:table-cell>
              <table:table-cell table:style-name="Table1.A1" office:value-type="string">
                <text:p text:style-name="P17"/>
              </table:table-cell>
            </table:table-row>
          </table:table-header-rows>
        </table:table>
        <text:p text:style-name="P35"/>
      </text:section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-recap" style:family="table">
      <style:table-properties style:width="19.001cm" table:align="margins"/>
    </style:style>
    <style:style style:name="Table-recap.A" style:family="table-column">
      <style:table-column-properties style:column-width="2.805cm" style:rel-column-width="9673*"/>
    </style:style>
    <style:style style:name="Table-recap.B" style:family="table-column">
      <style:table-column-properties style:column-width="2.699cm" style:rel-column-width="9308*"/>
    </style:style>
    <style:style style:name="Table-recap.C" style:family="table-column">
      <style:table-column-properties style:column-width="2.593cm" style:rel-column-width="8943*"/>
    </style:style>
    <style:style style:name="Table-recap.D" style:family="table-column">
      <style:table-column-properties style:column-width="0.988cm" style:rel-column-width="3406*"/>
    </style:style>
    <style:style style:name="Table-recap.E" style:family="table-column">
      <style:table-column-properties style:column-width="2.223cm" style:rel-column-width="7665*"/>
    </style:style>
    <style:style style:name="Table-recap.F" style:family="table-column">
      <style:table-column-properties style:column-width="1.36cm" style:rel-column-width="4690*"/>
    </style:style>
    <style:style style:name="Table-recap.G" style:family="table-column">
      <style:table-column-properties style:column-width="3.166cm" style:rel-column-width="10920*"/>
    </style:style>
    <style:style style:name="Table-recap.H" style:family="table-column">
      <style:table-column-properties style:column-width="3.17cm" style:rel-column-width="10930*"/>
    </style:style>
    <style:style style:name="Table-recap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-recap.G1" style:family="table-cell">
      <style:table-cell-properties fo:padding="0.097cm" fo:border="0.05pt solid #000000"/>
    </style:style>
    <style:style style:name="Table-recap.A2" style:family="table-cell">
      <style:table-cell-properties fo:padding="0.097cm" fo:border-left="0.05pt solid #000000" fo:border-right="none" fo:border-top="none" fo:border-bottom="none"/>
    </style:style>
    <style:style style:name="Table-recap.B2" style:family="table-cell">
      <style:table-cell-properties fo:padding="0.097cm" fo:border-left="none" fo:border-right="0.05pt solid #000000" fo:border-top="none" fo:border-bottom="none"/>
    </style:style>
    <style:style style:name="Table-recap.C2" style:family="table-cell">
      <style:table-cell-properties fo:padding="0.097cm" fo:border="none"/>
    </style:style>
    <style:style style:name="Table-recap.G3" style:family="table-cell">
      <style:table-cell-properties fo:padding="0.097cm" fo:border-left="0.05pt solid #000000" fo:border-right="0.05pt solid #000000" fo:border-top="none" fo:border-bottom="none"/>
    </style:style>
    <style:style style:name="Table-recap.C4" style:family="table-cell">
      <style:table-cell-properties fo:padding="0.097cm" fo:border-left="none" fo:border-right="none" fo:border-top="none" fo:border-bottom="0.05pt solid #000000"/>
    </style:style>
    <style:style style:name="Table-recap.A5" style:family="table-cell">
      <style:table-cell-properties fo:padding="0.097cm" fo:border-left="0.05pt solid #000000" fo:border-right="none" fo:border-top="none" fo:border-bottom="0.05pt solid #000000"/>
    </style:style>
    <style:style style:name="Table-recap.B5" style:family="table-cell">
      <style:table-cell-properties fo:padding="0.097cm" fo:border-left="none" fo:border-right="0.05pt solid #000000" fo:border-top="none" fo:border-bottom="0.05pt solid #000000"/>
    </style:style>
    <style:style style:name="Table-recap.G5" style:family="table-cell">
      <style:table-cell-properties fo:padding="0.097cm" fo:border-left="0.05pt solid #000000" fo:border-right="0.05pt solid #000000" fo:border-top="none" fo:border-bottom="0.05pt solid #000000"/>
    </style:style>
    <style:style style:name="footer" style:family="table">
      <style:table-properties style:width="19.001cm" table:align="margins"/>
    </style:style>
    <style:style style:name="footer.A" style:family="table-column">
      <style:table-column-properties style:column-width="6.334cm" style:rel-column-width="21844*"/>
    </style:style>
    <style:style style:name="footer.C" style:family="table-column">
      <style:table-column-properties style:column-width="6.334cm" style:rel-column-width="21847*"/>
    </style:style>
    <style:style style:name="footer.A1" style:family="table-cell">
      <style:table-cell-properties fo:padding="0.097cm" fo:border-left="none" fo:border-right="none" fo:border-top="1pt solid #21409a" fo:border-bottom="none"/>
    </style:style>
    <style:style style:name="first-page-header" style:family="table" style:master-page-name="First_20_Page">
      <style:table-properties style:width="17cm" style:page-number="auto" table:align="margins"/>
    </style:style>
    <style:style style:name="first-page-header.A" style:family="table-column">
      <style:table-column-properties style:column-width="8.5cm" style:rel-column-width="32767*"/>
    </style:style>
    <style:style style:name="first-page-header.B" style:family="table-column">
      <style:table-column-properties style:column-width="8.5cm" style:rel-column-width="32768*"/>
    </style:style>
    <style:style style:name="first-page-header.A1" style:family="table-cell">
      <style:table-cell-properties fo:padding="0.097cm" fo:border-left="none" fo:border-right="none" fo:border-top="none" fo:border-bottom="1pt solid #21409a"/>
    </style:style>
    <style:style style:name="MP1" style:family="paragraph" style:parent-style-name="Table_20_Heading">
      <style:text-properties style:font-name="Lato" fo:font-size="10pt" officeooo:rsid="00a872b4" officeooo:paragraph-rsid="00a872b4" style:font-size-asian="10pt" style:font-size-complex="10pt"/>
    </style:style>
    <style:style style:name="MP2" style:family="paragraph" style:parent-style-name="Table_20_Heading">
      <style:text-properties style:font-name="Lato" fo:font-size="10pt" officeooo:rsid="00a91fbc" officeooo:paragraph-rsid="00a91fbc" style:font-size-asian="10pt" style:font-size-complex="10pt"/>
    </style:style>
    <style:style style:name="MP3" style:family="paragraph" style:parent-style-name="Table_20_Contents">
      <style:text-properties style:font-name="Lato" fo:font-size="6pt" officeooo:rsid="00a872b4" officeooo:paragraph-rsid="00a872b4" style:font-size-asian="6pt" style:font-size-complex="6pt"/>
    </style:style>
    <style:style style:name="MP4" style:family="paragraph" style:parent-style-name="Table_20_Contents">
      <style:paragraph-properties fo:text-align="start" style:justify-single-word="false"/>
      <style:text-properties style:font-name="Lato" fo:font-size="6pt" officeooo:rsid="00a872b4" officeooo:paragraph-rsid="00a872b4" style:font-size-asian="6pt" style:font-size-complex="6pt"/>
    </style:style>
    <style:style style:name="MP5" style:family="paragraph" style:parent-style-name="Table_20_Contents">
      <style:text-properties style:font-name="Lato" fo:font-size="6pt" officeooo:rsid="00a91fbc" officeooo:paragraph-rsid="00a91fbc" style:font-size-asian="6pt" style:font-size-complex="6pt"/>
    </style:style>
    <style:style style:name="MP6" style:family="paragraph" style:parent-style-name="Table_20_Contents">
      <style:paragraph-properties fo:text-align="end" style:justify-single-word="false"/>
      <style:text-properties style:font-name="Lato" fo:font-size="6pt" officeooo:rsid="00a91fbc" officeooo:paragraph-rsid="00a91fbc" style:font-size-asian="6pt" style:font-size-complex="6pt"/>
    </style:style>
    <style:style style:name="MP7" style:family="paragraph" style:parent-style-name="Table_20_Contents">
      <style:text-properties style:font-name="Lato" fo:font-size="6pt" style:font-size-asian="6pt" style:font-size-complex="6pt"/>
    </style:style>
    <style:style style:name="MP8" style:family="paragraph" style:parent-style-name="Table_20_Contents">
      <style:paragraph-properties fo:text-align="start" style:justify-single-word="false"/>
      <style:text-properties style:font-name="Lato" fo:font-size="6pt" officeooo:rsid="00a91fbc" officeooo:paragraph-rsid="00a91fbc" style:font-size-asian="6pt" style:font-size-complex="6pt"/>
    </style:style>
    <style:style style:name="MP9" style:family="paragraph" style:parent-style-name="Table_20_Contents">
      <style:text-properties style:font-name="Lato" fo:font-size="10pt" officeooo:rsid="00808bc2" officeooo:paragraph-rsid="00808bc2" style:font-size-asian="10pt" style:font-size-complex="10pt"/>
    </style:style>
    <style:style style:name="MP10" style:family="paragraph" style:parent-style-name="Table_20_Contents">
      <style:paragraph-properties fo:text-align="center" style:justify-single-word="false"/>
      <style:text-properties style:font-name="Lato" fo:font-size="10pt" officeooo:rsid="00a7a3f6" officeooo:paragraph-rsid="00a7a3f6" style:font-size-asian="10pt" style:font-size-complex="10pt"/>
    </style:style>
    <style:style style:name="MP11" style:family="paragraph" style:parent-style-name="Table_20_Contents">
      <style:paragraph-properties fo:text-align="end" style:justify-single-word="false"/>
      <style:text-properties style:font-name="Lato" fo:font-size="10pt" officeooo:rsid="00808bc2" officeooo:paragraph-rsid="00808bc2" style:font-size-asian="10pt" style:font-size-complex="10pt"/>
    </style:style>
    <style:style style:name="MP12" style:family="paragraph" style:parent-style-name="Table_20_Contents">
      <style:paragraph-properties fo:text-align="start" style:justify-single-word="false"/>
      <style:text-properties fo:color="#21409a" style:font-name="Lato" fo:font-size="12pt" officeooo:rsid="00aa45c0" officeooo:paragraph-rsid="00aa45c0" style:font-size-asian="10.5pt" style:font-size-complex="12pt"/>
    </style:style>
    <style:style style:name="MP13" style:family="paragraph" style:parent-style-name="Table_20_Contents">
      <style:paragraph-properties fo:text-align="center" style:justify-single-word="false"/>
      <style:text-properties style:font-name="Lato" officeooo:paragraph-rsid="007f670c"/>
    </style:style>
    <style:style style:name="MP14" style:family="paragraph" style:parent-style-name="Standard">
      <style:text-properties officeooo:paragraph-rsid="007f670c"/>
    </style:style>
    <style:style style:name="MT1" style:family="text">
      <style:text-properties officeooo:rsid="00a91fb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footer>
        <table:table table:name="Table-recap" table:style-name="Table-recap">
          <table:table-column table:style-name="Table-recap.A"/>
          <table:table-column table:style-name="Table-recap.B"/>
          <table:table-column table:style-name="Table-recap.C"/>
          <table:table-column table:style-name="Table-recap.D"/>
          <table:table-column table:style-name="Table-recap.E"/>
          <table:table-column table:style-name="Table-recap.F"/>
          <table:table-column table:style-name="Table-recap.G"/>
          <table:table-column table:style-name="Table-recap.H"/>
          <table:table-header-rows>
            <table:table-row>
              <table:table-cell table:style-name="Table-recap.A1" table:number-columns-spanned="2" office:value-type="string">
                <text:p text:style-name="MP1">Congés – entrée / sortie</text:p>
              </table:table-cell>
              <table:covered-table-cell/>
              <table:table-cell table:style-name="Table-recap.A1" table:number-columns-spanned="4" office:value-type="string">
                <text:p text:style-name="MP1">Absences</text:p>
              </table:table-cell>
              <table:covered-table-cell/>
              <table:covered-table-cell/>
              <table:covered-table-cell/>
              <table:table-cell table:style-name="Table-recap.G1" table:number-columns-spanned="2" office:value-type="string">
                <text:p text:style-name="MP2">Le</text:p>
              </table:table-cell>
              <table:covered-table-cell/>
            </table:table-row>
          </table:table-header-rows>
          <table:table-row>
            <table:table-cell table:style-name="Table-recap.A2" office:value-type="string">
              <text:p text:style-name="MP3">Congés payés</text:p>
            </table:table-cell>
            <table:table-cell table:style-name="Table-recap.B2" office:value-type="string">
              <text:p text:style-name="MP3">: CP</text:p>
            </table:table-cell>
            <table:table-cell table:style-name="Table-recap.C2" office:value-type="string">
              <text:p text:style-name="MP3">Maladie</text:p>
            </table:table-cell>
            <table:table-cell table:style-name="Table-recap.C2" office:value-type="string">
              <text:p text:style-name="MP4">: <text:span text:style-name="MT1">MAL</text:span></text:p>
            </table:table-cell>
            <table:table-cell table:style-name="Table-recap.C2" office:value-type="string">
              <text:p text:style-name="MP5">Sans motif</text:p>
            </table:table-cell>
            <table:table-cell table:style-name="Table-recap.C2" office:value-type="string">
              <text:p text:style-name="MP5">: A</text:p>
            </table:table-cell>
            <table:table-cell table:style-name="Table-recap.A2" office:value-type="string">
              <text:p text:style-name="MP5">Signature employeur</text:p>
            </table:table-cell>
            <table:table-cell table:style-name="Table-recap.B2" office:value-type="string">
              <text:p text:style-name="MP6">Signature salarié</text:p>
            </table:table-cell>
          </table:table-row>
          <table:table-row>
            <table:table-cell table:style-name="Table-recap.A2" office:value-type="string">
              <text:p text:style-name="MP3">Congés non payés</text:p>
            </table:table-cell>
            <table:table-cell table:style-name="Table-recap.B2" office:value-type="string">
              <text:p text:style-name="MP3">: CN</text:p>
            </table:table-cell>
            <table:table-cell table:style-name="Table-recap.C2" office:value-type="string">
              <text:p text:style-name="MP3">Accident du travail</text:p>
            </table:table-cell>
            <table:table-cell table:style-name="Table-recap.C2" office:value-type="string">
              <text:p text:style-name="MP4">: <text:span text:style-name="MT1">AT</text:span></text:p>
            </table:table-cell>
            <table:table-cell table:style-name="Table-recap.C2" office:value-type="string">
              <text:p text:style-name="MP5">En stage ou CFA</text:p>
            </table:table-cell>
            <table:table-cell table:style-name="Table-recap.C2" office:value-type="string">
              <text:p text:style-name="MP5">: S</text:p>
            </table:table-cell>
            <table:table-cell table:style-name="Table-recap.G3" table:number-columns-spanned="2" office:value-type="string">
              <text:p text:style-name="MP7"/>
            </table:table-cell>
            <table:covered-table-cell/>
          </table:table-row>
          <table:table-row>
            <table:table-cell table:style-name="Table-recap.A2" office:value-type="string">
              <text:p text:style-name="MP3">1 er jour d’embauche</text:p>
            </table:table-cell>
            <table:table-cell table:style-name="Table-recap.B2" office:value-type="string">
              <text:p text:style-name="MP3">: EP</text:p>
            </table:table-cell>
            <table:table-cell table:style-name="Table-recap.C4" table:number-rows-spanned="2" office:value-type="string">
              <text:p text:style-name="MP5">Matertnité</text:p>
            </table:table-cell>
            <table:table-cell table:style-name="Table-recap.C4" table:number-rows-spanned="2" office:value-type="string">
              <text:p text:style-name="MP8">: MAT</text:p>
            </table:table-cell>
            <table:table-cell table:style-name="Table-recap.C4" table:number-rows-spanned="2" office:value-type="string">
              <text:p text:style-name="MP5">Divers</text:p>
            </table:table-cell>
            <table:table-cell table:style-name="Table-recap.C4" table:number-rows-spanned="2" office:value-type="string">
              <text:p text:style-name="MP5">: DIV</text:p>
            </table:table-cell>
            <table:table-cell table:style-name="Table-recap.G3" table:number-columns-spanned="2" office:value-type="string">
              <text:p text:style-name="MP7"/>
            </table:table-cell>
            <table:covered-table-cell/>
          </table:table-row>
          <table:table-row>
            <table:table-cell table:style-name="Table-recap.A5" office:value-type="string">
              <text:p text:style-name="MP3">Départ définitif</text:p>
            </table:table-cell>
            <table:table-cell table:style-name="Table-recap.B5" office:value-type="string">
              <text:p text:style-name="MP3">: DP</text:p>
            </table:table-cell>
            <table:covered-table-cell/>
            <table:covered-table-cell/>
            <table:covered-table-cell/>
            <table:covered-table-cell/>
            <table:table-cell table:style-name="Table-recap.G5" table:number-columns-spanned="2" office:value-type="string">
              <text:p text:style-name="MP7"/>
            </table:table-cell>
            <table:covered-table-cell/>
          </table:table-row>
        </table:table>
        <text:p text:style-name="Text_20_body"/>
        <table:table table:name="footer" table:style-name="footer">
          <table:table-column table:style-name="footer.A" table:number-columns-repeated="2"/>
          <table:table-column table:style-name="footer.C"/>
          <table:table-row>
            <table:table-cell table:style-name="footer.A1" office:value-type="string">
              <text:p text:style-name="MP9">[DATE]</text:p>
            </table:table-cell>
            <table:table-cell table:style-name="footer.A1" office:value-type="string">
              <text:p text:style-name="MP10">[COMPANY_NAME] – Campagne [CAMPAIGN_YEAR]</text:p>
            </table:table-cell>
            <table:table-cell table:style-name="footer.A1" office:value-type="string">
              <text:p text:style-name="MP11"><text:page-number text:select-page="current">3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able:table table:name="first-page-header" table:style-name="first-page-header">
          <table:table-column table:style-name="first-page-header.A"/>
          <table:table-column table:style-name="first-page-header.B"/>
          <table:table-row>
            <table:table-cell table:style-name="first-page-header.A1" office:value-type="string">
              <text:p text:style-name="MP12">Registre horaire des opérateurs</text:p>
            </table:table-cell>
            <table:table-cell table:style-name="first-page-header.A1" office:value-type="string">
              <text:p text:style-name="MP13"/>
            </table:table-cell>
          </table:table-row>
        </table:table>
        <text:p text:style-name="MP1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9-11-13T11:04:21.912456840</dc:date>
    <meta:editing-duration>PT5H1M43S</meta:editing-duration>
    <meta:editing-cycles>112</meta:editing-cycles>
    <meta:generator>LibreOffice/6.0.7.3$Linux_X86_64 LibreOffice_project/00m0$Build-3</meta:generator>
    <meta:document-statistic meta:table-count="8" meta:image-count="0" meta:object-count="0" meta:page-count="3" meta:paragraph-count="64" meta:word-count="112" meta:character-count="698" meta:non-whitespace-character-count="647"/>
  </office:meta>
</office:document-meta>
</file>